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90000004B60350004C661C1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64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55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304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26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288cm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80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8cm"/>
    </style:style>
    <style:style style:name="gr14" style:family="graphic" style:parent-style-name="standard">
      <style:graphic-properties draw:fill="none" draw:textarea-vertical-align="middle" draw:auto-grow-height="false" fo:min-height="7.936cm" fo:min-width="0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72cm"/>
    </style:style>
    <style:style style:name="gr17" style:family="graphic" style:parent-style-name="standard">
      <style:graphic-properties draw:fill="none" draw:textarea-vertical-align="middle" draw:auto-grow-height="false" fo:min-height="1.918cm" fo:min-width="0cm"/>
    </style:style>
    <style:style style:name="gr18" style:family="graphic" style:parent-style-name="standard">
      <style:graphic-properties draw:fill="none" draw:textarea-vertical-align="middle" draw:auto-grow-height="false" fo:min-height="1.797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78cm"/>
    </style:style>
    <style:style style:name="gr20" style:family="graphic" style:parent-style-name="standard">
      <style:graphic-properties draw:fill="none" draw:textarea-vertical-align="middle" draw:auto-grow-height="false" fo:min-height="1.676cm" fo:min-width="0cm"/>
    </style:style>
    <style:style style:name="gr21" style:family="graphic" style:parent-style-name="objectwithoutfill">
      <style:graphic-properties draw:stroke="dash" draw:stroke-dash="Fine_20_Dashed" svg:stroke-color="#000000" draw:marker-end="Arrow_20_concave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03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56cm"/>
    </style:style>
    <style:style style:name="gr24" style:family="graphic" style:parent-style-name="objectwithoutfill">
      <style:graphic-properties svg:stroke-width="0.035cm" svg:stroke-color="#00a65d" draw:marker-start-width="0.244cm" draw:marker-end-width="0.244cm" draw:fill="none" draw:textarea-vertical-align="middle" fo:padding-top="0.13cm" fo:padding-bottom="0.13cm" fo:padding-left="0.255cm" fo:padding-right="0.255cm"/>
    </style:style>
    <style:style style:name="gr25" style:family="graphic" style:parent-style-name="standard">
      <style:graphic-properties draw:fill="none" draw:textarea-vertical-align="middle" draw:auto-grow-height="false" fo:min-height="1.07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79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42cm"/>
    </style:style>
    <style:style style:name="gr28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9" style:family="graphic" style:parent-style-name="objectwithoutfill">
      <style:graphic-properties draw:marker-start="" draw:marker-end="Arrow" draw:fill="none" draw:textarea-vertical-align="middle"/>
    </style:style>
    <style:style style:name="gr30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textarea-horizontal-align="justify" draw:textarea-vertical-align="middle" draw:auto-grow-height="false" fo:min-height="0.766cm" fo:min-width="1.405cm"/>
    </style:style>
    <style:style style:name="gr33" style:family="graphic" style:parent-style-name="objectwithoutfill">
      <style:graphic-properties svg:stroke-width="0.028cm" draw:marker-start="" draw:marker-start-width="0.233cm" draw:marker-end="Arrow" draw:marker-end-width="0.233cm" draw:fill="none" draw:textarea-vertical-align="middle" fo:padding-top="0.126cm" fo:padding-bottom="0.126cm" fo:padding-left="0.251cm" fo:padding-right="0.25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2.796cm"/>
    </style:style>
    <style:style style:name="gr35" style:family="graphic" style:parent-style-name="standard">
      <style:graphic-properties draw:opacity="100%" draw:textarea-horizontal-align="justify" draw:textarea-vertical-align="middle" draw:auto-grow-height="false" fo:min-height="0.11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812cm"/>
    </style:style>
    <style:style style:name="gr37" style:family="graphic" style:parent-style-name="objectwithoutfill">
      <style:graphic-properties svg:stroke-width="0.028cm" draw:marker-start="" draw:marker-start-width="0.233cm" draw:marker-end="" draw:marker-end-width="0.233cm" draw:fill="none" draw:textarea-vertical-align="middle" fo:padding-top="0.126cm" fo:padding-bottom="0.126cm" fo:padding-left="0.251cm" fo:padding-right="0.251cm"/>
    </style:style>
    <style:style style:name="gr38" style:family="graphic" style:parent-style-name="objectwithoutfill">
      <style:graphic-properties draw:marker-end="Arrow" draw:fill="none" draw:textarea-vertical-align="middle"/>
    </style:style>
    <style:style style:name="gr39" style:family="graphic" style:parent-style-name="objectwithoutfill">
      <style:graphic-properties draw:marker-start="Arrow" draw:marker-end="" draw:fill="none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41" style:family="graphic" style:parent-style-name="objectwithoutfill">
      <style:graphic-properties draw:marker-end="" draw:fill="none" draw:textarea-vertical-align="middle"/>
    </style:style>
    <style:style style:name="gr42" style:family="graphic" style:parent-style-name="objectwithoutfill">
      <style:graphic-properties draw:marker-end="" draw:marker-end-width="0.3cm" draw:fill="none" draw:textarea-vertical-align="middle"/>
    </style:style>
    <style:style style:name="gr43" style:family="graphic" style:parent-style-name="objectwithoutfill">
      <style:graphic-properties svg:stroke-width="0.028cm" draw:marker-start="Arrow" draw:marker-start-width="0.233cm" draw:marker-end="" draw:marker-end-width="0.233cm" draw:fill="none" draw:textarea-vertical-align="middle" fo:padding-top="0.126cm" fo:padding-bottom="0.126cm" fo:padding-left="0.251cm" fo:padding-right="0.25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100%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302cm" svg:height="2.286cm" svg:x="15.986cm" svg:y="4.937cm">
          <text:p text:style-name="P1">destin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1.889cm" svg:y="4.937cm">
          <text:p text:style-name="P1">o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2.286cm" svg:x="1.889cm" svg:y="2.143cm">
          <text:p text:style-name="P1">lfo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6.588cm" svg:y="4.937cm">
          <text:p text:style-name="P1">panne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2.286cm" svg:x="11.287cm" svg:y="4.937cm">
          <text:p text:style-name="P1">gai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7.223cm" svg:y1="3.286cm" svg:x2="7.223cm" svg:y2="4.937cm">
          <text:p/>
        </draw:line>
        <draw:line draw:style-name="gr3" draw:text-style-name="P2" draw:layer="layout" svg:x1="5.191cm" svg:y1="3.286cm" svg:x2="7.223cm" svg:y2="3.286cm">
          <text:p/>
        </draw:line>
        <draw:line draw:style-name="gr2" draw:text-style-name="P2" draw:layer="layout" svg:x1="5.191cm" svg:y1="6.08cm" svg:x2="6.588cm" svg:y2="6.08cm">
          <text:p/>
        </draw:line>
        <draw:line draw:style-name="gr2" draw:text-style-name="P2" draw:layer="layout" svg:x1="9.89cm" svg:y1="6.08cm" svg:x2="11.287cm" svg:y2="6.08cm">
          <text:p/>
        </draw:line>
        <draw:line draw:style-name="gr2" draw:text-style-name="P2" draw:layer="layout" svg:x1="14.589cm" svg:y1="6.08cm" svg:x2="15.986cm" svg:y2="6.08cm">
          <text:p/>
        </draw:line>
        <draw:frame draw:style-name="gr4" draw:text-style-name="P3" draw:layer="layout" svg:width="1.264cm" svg:height="0.747cm" svg:x="7.35cm" svg:y="3.682cm">
          <draw:text-box>
            <text:p>pan</text:p>
          </draw:text-box>
        </draw:frame>
        <draw:frame draw:style-name="gr5" draw:text-style-name="P3" draw:layer="layout" svg:width="4.058cm" svg:height="0.747cm" svg:x="0.879cm" svg:y="0.253cm">
          <draw:text-box>
            <text:p>00_osc_example</text:p>
          </draw:text-box>
        </draw:frame>
      </draw:page>
      <draw:page draw:name="page2" draw:style-name="dp1" draw:master-page-name="Default">
        <draw:frame draw:style-name="gr6" draw:text-style-name="P3" draw:layer="layout" svg:width="3.804cm" svg:height="0.747cm" svg:x="0.117cm" svg:y="0.238cm">
          <draw:text-box>
            <text:p>ADSR Envelope</text:p>
          </draw:text-box>
        </draw:frame>
        <draw:custom-shape draw:style-name="gr1" draw:text-style-name="P1" draw:layer="layout" svg:width="3.302cm" svg:height="2.286cm" svg:x="14.71cm" svg:y="9.763cm">
          <text:p text:style-name="P1">destin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02cm" svg:height="2.286cm" svg:x="5.312cm" svg:y="9.763cm">
          <text:p text:style-name="P1">o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2.286cm" svg:x="10.011cm" svg:y="9.763cm">
          <text:p text:style-name="P1">gainNod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8.614cm" svg:y1="10.906cm" svg:x2="10.011cm" svg:y2="10.906cm">
          <text:p/>
        </draw:line>
        <draw:line draw:style-name="gr2" draw:text-style-name="P2" draw:layer="layout" svg:x1="13.313cm" svg:y1="10.906cm" svg:x2="14.71cm" svg:y2="10.906cm">
          <text:p/>
        </draw:line>
        <draw:custom-shape draw:style-name="gr1" draw:text-style-name="P1" draw:layer="layout" svg:width="3.302cm" svg:height="2.286cm" svg:x="5.312cm" svg:y="6.969cm">
          <text:p text:style-name="P1">os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2.286cm" svg:x="5.312cm" svg:y="13.7cm">
          <text:p text:style-name="P1">osc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2" draw:layer="layout" svg:width="0.068cm" svg:height="0.567cm" svg:x="6.836cm" svg:y="12.684cm">
          <draw:image xlink:href="Pictures/10000000000000090000004B60350004C661C114.png" xlink:type="simple" xlink:show="embed" xlink:actuate="onLoad">
            <text:p/>
          </draw:image>
          <svg:title>TexMaths</svg:title>
          <svg:desc>18§display§\vdots§png§600§FALSE§</svg:desc>
        </draw:frame>
        <draw:frame draw:style-name="gr8" draw:text-style-name="P3" draw:layer="layout" svg:width="2.026cm" svg:height="0.747cm" svg:x="1.889cm" svg:y="11.16cm">
          <draw:text-box>
            <text:p>numOsc</text:p>
          </draw:text-box>
        </draw:frame>
        <draw:line draw:style-name="gr3" draw:text-style-name="P2" draw:layer="layout" svg:x1="8.614cm" svg:y1="7.985cm" svg:x2="9.122cm" svg:y2="7.985cm">
          <text:p/>
        </draw:line>
        <draw:line draw:style-name="gr3" draw:text-style-name="P2" draw:layer="layout" svg:x1="9.122cm" svg:y1="7.985cm" svg:x2="9.122cm" svg:y2="14.843cm">
          <text:p/>
        </draw:line>
        <draw:line draw:style-name="gr3" draw:text-style-name="P2" draw:layer="layout" svg:x1="8.614cm" svg:y1="14.843cm" svg:x2="9.122cm" svg:y2="14.843cm">
          <text:p/>
        </draw:line>
        <draw:custom-shape draw:style-name="gr9" draw:text-style-name="P4" draw:layer="layout" svg:width="0.127cm" svg:height="0.127cm" svg:x="9.06cm" svg:y="10.8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3" draw:layer="layout" svg:width="2.788cm" svg:height="0.747cm" svg:x="10.277cm" svg:y="4.063cm">
          <draw:text-box>
            <text:p>trigger()</text:p>
          </draw:text-box>
        </draw:frame>
        <draw:custom-shape draw:style-name="gr11" draw:text-style-name="P1" draw:layer="layout" svg:width="3.302cm" svg:height="2.286cm" svg:x="10.017cm" svg:y="5.9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3" draw:layer="layout" svg:width="2.54cm" svg:height="0.747cm" svg:x="10.398cm" svg:y="7.477cm">
          <draw:text-box>
            <text:p>Envelope</text:p>
          </draw:text-box>
        </draw:frame>
        <draw:line draw:style-name="gr2" draw:text-style-name="P2" draw:layer="layout" svg:x1="11.668cm" svg:y1="8.239cm" svg:x2="11.668cm" svg:y2="9.763cm">
          <text:p/>
        </draw:line>
        <draw:frame draw:style-name="gr13" draw:text-style-name="P3" draw:layer="layout" svg:width="1.518cm" svg:height="0.747cm" svg:x="11.801cm" svg:y="8.62cm">
          <draw:text-box>
            <text:p>gain</text:p>
          </draw:text-box>
        </draw:frame>
        <draw:line draw:style-name="gr2" draw:text-style-name="P2" draw:layer="layout" svg:x1="11.541cm" svg:y1="4.81cm" svg:x2="11.541cm" svg:y2="5.953cm">
          <text:p/>
        </draw:line>
        <draw:path draw:style-name="gr3" draw:text-style-name="P2" draw:layer="layout" svg:width="2.535cm" svg:height="2.227cm" draw:transform="rotate (0.558679893563385) translate (9.8613838490787cm 6.93211185455603cm)" svg:viewBox="0 0 2536 2228" svg:d="M0 643c586 221 1368-643 1368-643 0 0-278 599 178 1029l660 413c0 0-31 512 330 786">
          <text:p/>
        </draw:path>
        <draw:custom-shape draw:style-name="gr14" draw:text-style-name="P2" draw:layer="layout" svg:width="0.635cm" svg:height="8.636cm" svg:x="4.048cm" svg:y="7.22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  <draw:page draw:name="page3" draw:style-name="dp1" draw:master-page-name="Default">
        <draw:frame draw:style-name="gr6" draw:text-style-name="P3" draw:layer="layout" svg:width="3.804cm" svg:height="0.747cm" svg:x="0.365cm" svg:y="0.253cm">
          <draw:text-box>
            <text:p>ADSR Envelope</text:p>
          </draw:text-box>
        </draw:frame>
        <draw:line draw:style-name="gr2" draw:text-style-name="P2" draw:layer="layout" svg:x1="7.35cm" svg:y1="12.43cm" svg:x2="18.78cm" svg:y2="12.43cm">
          <text:p/>
        </draw:line>
        <draw:frame draw:style-name="gr13" draw:text-style-name="P3" draw:layer="layout" svg:width="1.518cm" svg:height="0.747cm" svg:x="19.04cm" svg:y="12.064cm">
          <draw:text-box>
            <text:p>Time</text:p>
          </draw:text-box>
        </draw:frame>
        <draw:line draw:style-name="gr2" draw:text-style-name="P2" draw:layer="layout" svg:x1="8.62cm" svg:y1="14.208cm" svg:x2="8.62cm" svg:y2="6.715cm">
          <text:p/>
        </draw:line>
        <draw:frame draw:style-name="gr13" draw:text-style-name="P3" draw:layer="layout" svg:width="1.518cm" svg:height="0.747cm" svg:x="7.985cm" svg:y="5.699cm">
          <draw:text-box>
            <text:p>Gain</text:p>
          </draw:text-box>
        </draw:frame>
        <draw:path draw:style-name="gr3" draw:text-style-name="P2" draw:layer="layout" svg:width="7.86cm" svg:height="6.905cm" draw:transform="rotate (0.558679893563385) translate (7.56408993214398cm 10.7408467491237cm)" svg:viewBox="0 0 7861 6906" svg:d="M0 1992c1817 687 4241-1992 4241-1992 0 0-862 1858 551 3191l2046 1279c0 0-94 1588 1023 2436">
          <text:p/>
        </draw:path>
        <draw:line draw:style-name="gr15" draw:text-style-name="P2" draw:layer="layout" svg:x1="11.16cm" svg:y1="8.493cm" svg:x2="11.16cm" svg:y2="12.43cm">
          <text:p/>
        </draw:line>
        <draw:frame draw:style-name="gr8" draw:text-style-name="P3" draw:layer="layout" svg:width="2.026cm" svg:height="0.747cm" svg:x="8.88cm" svg:y="13.08cm">
          <draw:text-box>
            <text:p>Attack</text:p>
          </draw:text-box>
        </draw:frame>
        <draw:frame draw:style-name="gr16" draw:text-style-name="P3" draw:layer="layout" svg:width="1.772cm" svg:height="0.747cm" svg:x="11.293cm" svg:y="13.065cm">
          <draw:text-box>
            <text:p>Decay</text:p>
          </draw:text-box>
        </draw:frame>
        <draw:custom-shape draw:style-name="gr17" draw:text-style-name="P2" draw:layer="layout" svg:width="0.508cm" svg:height="2.286cm" draw:transform="rotate (1.5707963267949) translate (8.747cm 13.0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2" draw:layer="layout" svg:x1="13.319cm" svg:y1="10.906cm" svg:x2="13.319cm" svg:y2="12.43cm">
          <text:p/>
        </draw:line>
        <draw:custom-shape draw:style-name="gr18" draw:text-style-name="P2" draw:layer="layout" svg:width="0.508cm" svg:height="2.159cm" draw:transform="rotate (1.5707963267949) translate (11.16cm 13.0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7" draw:text-style-name="P2" draw:layer="layout" svg:width="0.508cm" svg:height="2.286cm" draw:transform="rotate (1.5707963267949) translate (13.446cm 13.0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2" draw:layer="layout" svg:x1="15.732cm" svg:y1="10.906cm" svg:x2="15.732cm" svg:y2="12.43cm">
          <text:p/>
        </draw:line>
        <draw:frame draw:style-name="gr19" draw:text-style-name="P3" draw:layer="layout" svg:width="2.28cm" svg:height="0.747cm" svg:x="13.446cm" svg:y="13.08cm">
          <draw:text-box>
            <text:p>Sustain</text:p>
          </draw:text-box>
        </draw:frame>
        <draw:custom-shape draw:style-name="gr20" draw:text-style-name="P2" draw:layer="layout" svg:width="0.508cm" svg:height="2.032cm" draw:transform="rotate (1.5707963267949) translate (15.859cm 13.06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9" draw:text-style-name="P3" draw:layer="layout" svg:width="2.28cm" svg:height="0.747cm" svg:x="15.732cm" svg:y="13.08cm">
          <draw:text-box>
            <text:p>Release</text:p>
          </draw:text-box>
        </draw:frame>
        <draw:frame draw:style-name="gr4" draw:text-style-name="P3" draw:layer="layout" svg:width="1.264cm" svg:height="0.747cm" svg:x="6.588cm" svg:y="10.652cm">
          <draw:text-box>
            <text:p>low</text:p>
          </draw:text-box>
        </draw:frame>
        <draw:frame draw:style-name="gr13" draw:text-style-name="P3" draw:layer="layout" svg:width="1.518cm" svg:height="0.747cm" svg:x="6.969cm" svg:y="8cm">
          <draw:text-box>
            <text:p>high</text:p>
          </draw:text-box>
        </draw:frame>
        <draw:line draw:style-name="gr15" draw:text-style-name="P2" draw:layer="layout" svg:x1="11.16cm" svg:y1="8.494cm" svg:x2="8.62cm" svg:y2="8.493cm">
          <text:p/>
        </draw:line>
        <draw:line draw:style-name="gr21" draw:text-style-name="P2" draw:layer="layout" svg:x1="7.604cm" svg:y1="11.414cm" svg:x2="8.62cm" svg:y2="12.43cm">
          <text:p/>
        </draw:line>
        <draw:line draw:style-name="gr21" draw:text-style-name="P2" draw:layer="layout" svg:x1="15.732cm" svg:y1="9.255cm" svg:x2="15.732cm" svg:y2="10.652cm">
          <text:p/>
        </draw:line>
        <draw:frame draw:style-name="gr22" draw:text-style-name="P3" draw:layer="layout" svg:width="2.534cm" svg:height="0.747cm" svg:x="14.468cm" svg:y="8.493cm">
          <draw:text-box>
            <text:p>Note-off</text:p>
          </draw:text-box>
        </draw:frame>
      </draw:page>
      <draw:page draw:name="page4" draw:style-name="dp1" draw:master-page-name="Default">
        <draw:line draw:style-name="gr2" draw:text-style-name="P2" draw:layer="layout" svg:x1="4.175cm" svg:y1="7.985cm" svg:x2="25.384cm" svg:y2="7.985cm">
          <text:p/>
        </draw:line>
        <draw:frame draw:style-name="gr13" draw:text-style-name="P3" draw:layer="layout" svg:width="1.518cm" svg:height="0.747cm" svg:x="25.511cm" svg:y="7.619cm">
          <draw:text-box>
            <text:p>Time</text:p>
          </draw:text-box>
        </draw:frame>
        <draw:line draw:style-name="gr2" draw:text-style-name="P2" draw:layer="layout" svg:x1="5.445cm" svg:y1="9.763cm" svg:x2="5.445cm" svg:y2="2.27cm">
          <text:p/>
        </draw:line>
        <draw:frame draw:style-name="gr13" draw:text-style-name="P3" draw:layer="layout" svg:width="1.518cm" svg:height="0.747cm" svg:x="4.81cm" svg:y="1.254cm">
          <draw:text-box>
            <text:p>Gain</text:p>
          </draw:text-box>
        </draw:frame>
        <draw:line draw:style-name="gr21" draw:text-style-name="P2" draw:layer="layout" svg:x1="17.885cm" svg:y1="4.175cm" svg:x2="17.885cm" svg:y2="5.572cm">
          <text:p/>
        </draw:line>
        <draw:frame draw:style-name="gr22" draw:text-style-name="P3" draw:layer="layout" svg:width="2.534cm" svg:height="0.747cm" svg:x="16.621cm" svg:y="3.413cm">
          <draw:text-box>
            <text:p>Note-off</text:p>
          </draw:text-box>
        </draw:frame>
        <draw:frame draw:style-name="gr23" draw:text-style-name="P3" draw:layer="layout" svg:width="0.756cm" svg:height="0.747cm" svg:x="4.689cm" svg:y="7.985cm">
          <draw:text-box>
            <text:p>0</text:p>
          </draw:text-box>
        </draw:frame>
        <draw:line draw:style-name="gr24" draw:text-style-name="P2" draw:layer="layout" svg:x1="7.223cm" svg:y1="7.985cm" svg:x2="8.62cm" svg:y2="3.667cm">
          <text:p/>
        </draw:line>
        <draw:line draw:style-name="gr3" draw:text-style-name="P2" draw:layer="layout" svg:x1="9.636cm" svg:y1="5.699cm" svg:x2="8.62cm" svg:y2="3.667cm">
          <text:p/>
        </draw:line>
        <draw:line draw:style-name="gr3" draw:text-style-name="P2" draw:layer="layout" svg:x1="12.176cm" svg:y1="5.699cm" svg:x2="9.636cm" svg:y2="5.699cm">
          <text:p/>
        </draw:line>
        <draw:line draw:style-name="gr3" draw:text-style-name="P2" draw:layer="layout" svg:x1="12.176cm" svg:y1="5.699cm" svg:x2="14.335cm" svg:y2="6.969cm">
          <text:p/>
        </draw:line>
        <draw:custom-shape draw:style-name="gr25" draw:text-style-name="P2" draw:layer="layout" svg:width="0.508cm" svg:height="1.397cm" draw:transform="rotate (1.5707963267949) translate (7.223cm 8.74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2" draw:layer="layout" svg:x1="8.62cm" svg:y1="3.667cm" svg:x2="8.62cm" svg:y2="7.985cm">
          <text:p/>
        </draw:line>
        <draw:line draw:style-name="gr24" draw:text-style-name="P2" draw:layer="layout" svg:x1="14.335cm" svg:y1="6.969cm" svg:x2="15.732cm" svg:y2="3.667cm">
          <text:p/>
        </draw:line>
        <draw:line draw:style-name="gr3" draw:text-style-name="P2" draw:layer="layout" svg:x1="16.748cm" svg:y1="5.699cm" svg:x2="15.732cm" svg:y2="3.667cm">
          <text:p/>
        </draw:line>
        <draw:line draw:style-name="gr3" draw:text-style-name="P2" draw:layer="layout" svg:x1="17.891cm" svg:y1="5.699cm" svg:x2="16.748cm" svg:y2="5.699cm">
          <text:p/>
        </draw:line>
        <draw:line draw:style-name="gr3" draw:text-style-name="P2" draw:layer="layout" svg:x1="17.891cm" svg:y1="5.699cm" svg:x2="21.828cm" svg:y2="7.985cm">
          <text:p/>
        </draw:line>
        <draw:line draw:style-name="gr15" draw:text-style-name="P2" draw:layer="layout" svg:x1="15.732cm" svg:y1="3.667cm" svg:x2="15.732cm" svg:y2="7.985cm">
          <text:p/>
        </draw:line>
        <draw:line draw:style-name="gr15" draw:text-style-name="P2" draw:layer="layout" svg:x1="14.335cm" svg:y1="6.969cm" svg:x2="14.335cm" svg:y2="7.985cm">
          <text:p/>
        </draw:line>
        <draw:custom-shape draw:style-name="gr25" draw:text-style-name="P2" draw:layer="layout" svg:width="0.508cm" svg:height="1.397cm" draw:transform="rotate (1.5707963267949) translate (14.335cm 8.6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1" draw:text-style-name="P2" draw:layer="layout" svg:x1="7.217cm" svg:y1="3.54cm" svg:x2="7.223cm" svg:y2="7.985cm">
          <text:p/>
        </draw:line>
        <draw:frame draw:style-name="gr22" draw:text-style-name="P3" draw:layer="layout" svg:width="2.534cm" svg:height="0.747cm" svg:x="5.953cm" svg:y="2.778cm">
          <draw:text-box>
            <text:p>Note-on</text:p>
          </draw:text-box>
        </draw:frame>
        <draw:line draw:style-name="gr21" draw:text-style-name="P2" draw:layer="layout" svg:x1="14.329cm" svg:y1="3.032cm" svg:x2="14.335cm" svg:y2="6.969cm">
          <text:p/>
        </draw:line>
        <draw:frame draw:style-name="gr22" draw:text-style-name="P3" draw:layer="layout" svg:width="2.534cm" svg:height="0.747cm" svg:x="13.065cm" svg:y="2.27cm">
          <draw:text-box>
            <text:p>Note-on</text:p>
          </draw:text-box>
        </draw:frame>
        <draw:frame draw:style-name="gr23" draw:text-style-name="P3" draw:layer="layout" svg:width="0.756cm" svg:height="0.747cm" svg:x="7.483cm" svg:y="8.762cm">
          <draw:text-box>
            <text:p>A</text:p>
          </draw:text-box>
        </draw:frame>
        <draw:frame draw:style-name="gr23" draw:text-style-name="P3" draw:layer="layout" svg:width="0.756cm" svg:height="0.747cm" svg:x="14.716cm" svg:y="8.635cm">
          <draw:text-box>
            <text:p>B</text:p>
          </draw:text-box>
        </draw:frame>
        <draw:frame draw:style-name="gr26" draw:text-style-name="P3" draw:layer="layout" svg:width="4.296cm" svg:height="0.878cm" svg:x="9.277cm" svg:y="8.631cm">
          <draw:text-box>
            <text:p>A<text:span text:style-name="T1">と</text:span>B<text:span text:style-name="T1">の長さは同じ</text:span></text:p>
          </draw:text-box>
        </draw:frame>
        <draw:line draw:style-name="gr21" draw:text-style-name="P2" draw:layer="layout" svg:x1="12.176cm" svg:y1="4.175cm" svg:x2="12.176cm" svg:y2="5.572cm">
          <text:p/>
        </draw:line>
        <draw:frame draw:style-name="gr22" draw:text-style-name="P3" draw:layer="layout" svg:width="2.534cm" svg:height="0.747cm" svg:x="10.912cm" svg:y="3.413cm">
          <draw:text-box>
            <text:p>Note-off</text:p>
          </draw:text-box>
        </draw:frame>
        <draw:line draw:style-name="gr2" draw:text-style-name="P2" draw:layer="layout" svg:x1="4.181cm" svg:y1="17.002cm" svg:x2="25.39cm" svg:y2="17.002cm">
          <text:p/>
        </draw:line>
        <draw:frame draw:style-name="gr13" draw:text-style-name="P3" draw:layer="layout" svg:width="1.518cm" svg:height="0.747cm" svg:x="25.517cm" svg:y="16.636cm">
          <draw:text-box>
            <text:p>Time</text:p>
          </draw:text-box>
        </draw:frame>
        <draw:line draw:style-name="gr2" draw:text-style-name="P2" draw:layer="layout" svg:x1="5.451cm" svg:y1="18.78cm" svg:x2="5.451cm" svg:y2="11.287cm">
          <text:p/>
        </draw:line>
        <draw:frame draw:style-name="gr13" draw:text-style-name="P3" draw:layer="layout" svg:width="1.518cm" svg:height="0.747cm" svg:x="4.816cm" svg:y="10.271cm">
          <draw:text-box>
            <text:p>Gain</text:p>
          </draw:text-box>
        </draw:frame>
        <draw:line draw:style-name="gr21" draw:text-style-name="P2" draw:layer="layout" svg:x1="17.891cm" svg:y1="13.192cm" svg:x2="17.891cm" svg:y2="14.589cm">
          <text:p/>
        </draw:line>
        <draw:frame draw:style-name="gr22" draw:text-style-name="P3" draw:layer="layout" svg:width="2.534cm" svg:height="0.747cm" svg:x="16.627cm" svg:y="12.43cm">
          <draw:text-box>
            <text:p>Note-off</text:p>
          </draw:text-box>
        </draw:frame>
        <draw:frame draw:style-name="gr23" draw:text-style-name="P3" draw:layer="layout" svg:width="0.756cm" svg:height="0.747cm" svg:x="4.695cm" svg:y="17.002cm">
          <draw:text-box>
            <text:p>0</text:p>
          </draw:text-box>
        </draw:frame>
        <draw:line draw:style-name="gr24" draw:text-style-name="P2" draw:layer="layout" svg:x1="7.35cm" svg:y1="17.002cm" svg:x2="8.626cm" svg:y2="12.684cm">
          <text:p/>
        </draw:line>
        <draw:line draw:style-name="gr3" draw:text-style-name="P2" draw:layer="layout" svg:x1="9.642cm" svg:y1="14.716cm" svg:x2="8.626cm" svg:y2="12.684cm">
          <text:p/>
        </draw:line>
        <draw:line draw:style-name="gr3" draw:text-style-name="P2" draw:layer="layout" svg:x1="12.182cm" svg:y1="14.716cm" svg:x2="9.642cm" svg:y2="14.716cm">
          <text:p/>
        </draw:line>
        <draw:line draw:style-name="gr3" draw:text-style-name="P2" draw:layer="layout" svg:x1="12.182cm" svg:y1="14.716cm" svg:x2="14.341cm" svg:y2="15.986cm">
          <text:p/>
        </draw:line>
        <draw:custom-shape draw:style-name="gr25" draw:text-style-name="P2" draw:layer="layout" svg:width="0.508cm" svg:height="1.397cm" draw:transform="rotate (1.5707963267949) translate (7.229cm 17.76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5" draw:text-style-name="P2" draw:layer="layout" svg:x1="8.626cm" svg:y1="12.684cm" svg:x2="8.626cm" svg:y2="17.002cm">
          <text:p/>
        </draw:line>
        <draw:line draw:style-name="gr24" draw:text-style-name="P2" draw:layer="layout" svg:x1="14.462cm" svg:y1="17.002cm" svg:x2="15.738cm" svg:y2="12.684cm">
          <text:p/>
        </draw:line>
        <draw:line draw:style-name="gr3" draw:text-style-name="P2" draw:layer="layout" svg:x1="16.754cm" svg:y1="14.716cm" svg:x2="15.738cm" svg:y2="12.684cm">
          <text:p/>
        </draw:line>
        <draw:line draw:style-name="gr3" draw:text-style-name="P2" draw:layer="layout" svg:x1="17.897cm" svg:y1="14.716cm" svg:x2="16.754cm" svg:y2="14.716cm">
          <text:p/>
        </draw:line>
        <draw:line draw:style-name="gr3" draw:text-style-name="P2" draw:layer="layout" svg:x1="17.897cm" svg:y1="14.716cm" svg:x2="21.834cm" svg:y2="17.002cm">
          <text:p/>
        </draw:line>
        <draw:line draw:style-name="gr15" draw:text-style-name="P2" draw:layer="layout" svg:x1="15.738cm" svg:y1="12.684cm" svg:x2="15.738cm" svg:y2="17.002cm">
          <text:p/>
        </draw:line>
        <draw:line draw:style-name="gr15" draw:text-style-name="P2" draw:layer="layout" svg:x1="14.341cm" svg:y1="15.986cm" svg:x2="14.341cm" svg:y2="17.002cm">
          <text:p/>
        </draw:line>
        <draw:custom-shape draw:style-name="gr25" draw:text-style-name="P2" draw:layer="layout" svg:width="0.508cm" svg:height="1.397cm" draw:transform="rotate (1.5707963267949) translate (14.341cm 17.63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21" draw:text-style-name="P2" draw:layer="layout" svg:x1="7.223cm" svg:y1="12.557cm" svg:x2="7.229cm" svg:y2="17.002cm">
          <text:p/>
        </draw:line>
        <draw:frame draw:style-name="gr22" draw:text-style-name="P3" draw:layer="layout" svg:width="2.534cm" svg:height="0.747cm" svg:x="5.959cm" svg:y="11.795cm">
          <draw:text-box>
            <text:p>Note-on</text:p>
          </draw:text-box>
        </draw:frame>
        <draw:line draw:style-name="gr21" draw:text-style-name="P2" draw:layer="layout" svg:x1="14.335cm" svg:y1="12.049cm" svg:x2="14.341cm" svg:y2="15.986cm">
          <text:p/>
        </draw:line>
        <draw:frame draw:style-name="gr22" draw:text-style-name="P3" draw:layer="layout" svg:width="2.534cm" svg:height="0.747cm" svg:x="13.071cm" svg:y="11.287cm">
          <draw:text-box>
            <text:p>Note-on</text:p>
          </draw:text-box>
        </draw:frame>
        <draw:frame draw:style-name="gr23" draw:text-style-name="P3" draw:layer="layout" svg:width="0.756cm" svg:height="0.747cm" svg:x="7.489cm" svg:y="17.779cm">
          <draw:text-box>
            <text:p>A</text:p>
          </draw:text-box>
        </draw:frame>
        <draw:frame draw:style-name="gr23" draw:text-style-name="P3" draw:layer="layout" svg:width="0.756cm" svg:height="0.747cm" svg:x="14.722cm" svg:y="17.652cm">
          <draw:text-box>
            <text:p>B</text:p>
          </draw:text-box>
        </draw:frame>
        <draw:frame draw:style-name="gr26" draw:text-style-name="P3" draw:layer="layout" svg:width="4.296cm" svg:height="0.878cm" svg:x="9.283cm" svg:y="17.648cm">
          <draw:text-box>
            <text:p>A<text:span text:style-name="T1">と</text:span>B<text:span text:style-name="T1">の長さは同じ</text:span></text:p>
          </draw:text-box>
        </draw:frame>
        <draw:line draw:style-name="gr21" draw:text-style-name="P2" draw:layer="layout" svg:x1="12.182cm" svg:y1="13.192cm" svg:x2="12.182cm" svg:y2="14.589cm">
          <text:p/>
        </draw:line>
        <draw:frame draw:style-name="gr22" draw:text-style-name="P3" draw:layer="layout" svg:width="2.534cm" svg:height="0.747cm" svg:x="10.918cm" svg:y="12.43cm">
          <draw:text-box>
            <text:p>Note-off</text:p>
          </draw:text-box>
        </draw:frame>
        <draw:line draw:style-name="gr24" draw:text-style-name="P2" draw:layer="layout" svg:x1="14.335cm" svg:y1="15.986cm" svg:x2="14.462cm" svg:y2="17.002cm">
          <text:p/>
        </draw:line>
        <draw:frame draw:style-name="gr27" draw:text-style-name="P5" draw:layer="layout" svg:width="3.042cm" svg:height="0.878cm" svg:x="1.641cm" svg:y="4.567cm">
          <draw:text-box>
            <text:p><text:span text:style-name="T1">リセットなし</text:span></text:p>
          </draw:text-box>
        </draw:frame>
        <draw:frame draw:style-name="gr27" draw:text-style-name="P5" draw:layer="layout" svg:width="3.042cm" svg:height="0.878cm" svg:x="1.641cm" svg:y="13.965cm">
          <draw:text-box>
            <text:p><text:span text:style-name="T1">リセットあり</text:span></text:p>
          </draw:text-box>
        </draw:frame>
        <draw:line draw:style-name="gr24" draw:text-style-name="P2" draw:layer="layout" svg:x1="7.223cm" svg:y1="17.002cm" svg:x2="7.35cm" svg:y2="17.002cm">
          <text:p/>
        </draw:line>
      </draw:page>
      <draw:page draw:name="page5" draw:style-name="dp1" draw:master-page-name="Default">
        <draw:frame draw:style-name="gr5" draw:text-style-name="P3" draw:layer="layout" svg:width="4.058cm" svg:height="0.747cm" svg:x="0.752cm" svg:y="0.365cm">
          <draw:text-box>
            <text:p>Karplus-Strong</text:p>
          </draw:text-box>
        </draw:frame>
        <draw:custom-shape draw:style-name="gr28" draw:text-style-name="P1" draw:layer="layout" svg:width="2.54cm" svg:height="1.27cm" svg:x="11.795cm" svg:y="2.27cm">
          <text:p text:style-name="P1">delay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4.81cm" svg:y1="4.81cm" svg:x2="9.509cm" svg:y2="4.81cm">
          <text:p/>
        </draw:line>
        <draw:line draw:style-name="gr2" draw:text-style-name="P2" draw:layer="layout" svg:x1="11.795cm" svg:y1="2.905cm" svg:x2="9.89cm" svg:y2="2.905cm">
          <text:p/>
        </draw:line>
        <draw:custom-shape draw:style-name="gr28" draw:text-style-name="P1" draw:layer="layout" svg:width="2.54cm" svg:height="1.27cm" svg:x="7.35cm" svg:y="2.27cm">
          <text:p text:style-name="P1">lowpass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2.54cm" svg:height="1.27cm" svg:x="9.509cm" svg:y="4.175cm">
          <text:p text:style-name="P1">gain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049cm" svg:y1="4.81cm" svg:x2="16.875cm" svg:y2="4.81cm">
          <text:p/>
        </draw:line>
        <draw:line draw:style-name="gr29" draw:text-style-name="P2" draw:layer="layout" svg:x1="5.826cm" svg:y1="2.905cm" svg:x2="5.826cm" svg:y2="4.556cm">
          <text:p/>
        </draw:line>
        <draw:line draw:style-name="gr3" draw:text-style-name="P2" draw:layer="layout" svg:x1="15.605cm" svg:y1="4.81cm" svg:x2="15.605cm" svg:y2="2.905cm">
          <text:p/>
        </draw:line>
        <draw:g>
          <draw:custom-shape draw:style-name="gr30" draw:text-style-name="P1" draw:layer="layout" svg:width="0.508cm" svg:height="0.508cm" svg:x="5.572cm" svg:y="4.5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5.657cm" svg:y1="4.81cm" svg:x2="5.996cm" svg:y2="4.81cm">
            <text:p/>
          </draw:line>
          <draw:line draw:style-name="gr3" draw:text-style-name="P2" draw:layer="layout" svg:x1="5.826cm" svg:y1="4.641cm" svg:x2="5.826cm" svg:y2="4.98cm">
            <text:p/>
          </draw:line>
        </draw:g>
        <draw:custom-shape draw:style-name="gr9" draw:text-style-name="P4" draw:layer="layout" svg:width="0.127cm" svg:height="0.127cm" svg:x="15.545cm" svg:y="4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3" draw:layer="layout" svg:width="2.026cm" svg:height="0.747cm" svg:x="16.754cm" svg:y="4.429cm">
          <draw:text-box>
            <text:p>Output</text:p>
          </draw:text-box>
        </draw:frame>
        <draw:frame draw:style-name="gr31" draw:text-style-name="P3" draw:layer="layout" svg:width="1.772cm" svg:height="0.747cm" svg:x="3.165cm" svg:y="4.444cm">
          <draw:text-box>
            <text:p>Input</text:p>
          </draw:text-box>
        </draw:frame>
        <draw:line draw:style-name="gr3" draw:text-style-name="P2" draw:layer="layout" svg:x1="7.35cm" svg:y1="2.905cm" svg:x2="5.826cm" svg:y2="2.905cm">
          <text:p/>
        </draw:line>
        <draw:line draw:style-name="gr3" draw:text-style-name="P2" draw:layer="layout" svg:x1="15.605cm" svg:y1="2.905cm" svg:x2="14.335cm" svg:y2="2.905cm">
          <text:p/>
        </draw:line>
      </draw:page>
      <draw:page draw:name="page6" draw:style-name="dp1" draw:master-page-name="Default">
        <draw:line draw:style-name="gr3" draw:text-style-name="P2" draw:layer="layout" svg:x1="15.605cm" svg:y1="11.795cm" svg:x2="15.605cm" svg:y2="12.684cm">
          <text:p/>
        </draw:line>
        <draw:line draw:style-name="gr3" draw:text-style-name="P2" draw:layer="layout" svg:x1="11.166cm" svg:y1="2.89cm" svg:x2="11.166cm" svg:y2="4.16cm">
          <text:p/>
        </draw:line>
        <draw:custom-shape draw:style-name="gr32" draw:text-style-name="P1" draw:layer="layout" svg:width="1.905cm" svg:height="1.016cm" svg:x="8.118cm" svg:y="3.652cm">
          <text:p text:style-name="P1">delay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5.07cm" svg:y="3.652cm">
          <text:p text:style-name="P1">gain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772cm" svg:height="0.747cm" svg:x="1.514cm" svg:y="2.524cm">
          <draw:text-box>
            <text:p>Input</text:p>
          </draw:text-box>
        </draw:frame>
        <draw:frame draw:style-name="gr8" draw:text-style-name="P3" draw:layer="layout" svg:width="2.026cm" svg:height="0.747cm" svg:x="12.055cm" svg:y="2.524cm">
          <draw:text-box>
            <text:p>Output</text:p>
          </draw:text-box>
        </draw:frame>
        <draw:line draw:style-name="gr33" draw:text-style-name="P2" draw:layer="layout" svg:x1="3.292cm" svg:y1="2.89cm" svg:x2="12.055cm" svg:y2="2.89cm">
          <text:p/>
        </draw:line>
        <draw:line draw:style-name="gr33" draw:text-style-name="P2" draw:layer="layout" svg:x1="4.314cm" svg:y1="4.16cm" svg:x2="4.314cm" svg:y2="3.144cm">
          <text:p/>
        </draw:line>
        <draw:line draw:style-name="gr3" draw:text-style-name="P2" draw:layer="layout" svg:x1="4.308cm" svg:y1="4.16cm" svg:x2="5.07cm" svg:y2="4.16cm">
          <text:p/>
        </draw:line>
        <draw:custom-shape draw:style-name="gr9" draw:text-style-name="P4" draw:layer="layout" svg:width="0.127cm" svg:height="0.127cm" svg:x="11.096cm" svg:y="2.8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2" draw:layer="layout" svg:x1="8.118cm" svg:y1="4.16cm" svg:x2="6.975cm" svg:y2="4.16cm">
          <text:p/>
        </draw:line>
        <draw:frame draw:style-name="gr34" draw:text-style-name="P3" draw:layer="layout" svg:width="3.296cm" svg:height="0.747cm" svg:x="0.619cm" svg:y="0.365cm">
          <draw:text-box>
            <text:p>Comb Filter</text:p>
          </draw:text-box>
        </draw:frame>
        <draw:line draw:style-name="gr33" draw:text-style-name="P2" draw:layer="layout" svg:x1="11.166cm" svg:y1="4.16cm" svg:x2="10.029cm" svg:y2="4.16cm">
          <text:p/>
        </draw:line>
        <draw:g>
          <draw:custom-shape draw:style-name="gr35" draw:text-style-name="P6" draw:layer="layout" svg:width="0.508cm" svg:height="0.508cm" svg:x="4.054cm" svg:y="2.6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4.139cm" svg:y1="2.89cm" svg:x2="4.478cm" svg:y2="2.89cm">
            <text:p/>
          </draw:line>
          <draw:line draw:style-name="gr3" draw:text-style-name="P2" draw:layer="layout" svg:x1="4.308cm" svg:y1="2.721cm" svg:x2="4.308cm" svg:y2="3.06cm">
            <text:p/>
          </draw:line>
        </draw:g>
        <draw:frame draw:style-name="gr36" draw:text-style-name="P3" draw:layer="layout" svg:width="4.312cm" svg:height="0.747cm" svg:x="0.371cm" svg:y="8cm">
          <draw:text-box>
            <text:p>Ping Pong Delay</text:p>
          </draw:text-box>
        </draw:frame>
        <draw:frame draw:style-name="gr16" draw:text-style-name="P3" draw:layer="layout" svg:width="1.772cm" svg:height="0.747cm" svg:x="0.625cm" svg:y="11.414cm">
          <draw:text-box>
            <text:p>Input</text:p>
          </draw:text-box>
        </draw:frame>
        <draw:custom-shape draw:style-name="gr32" draw:text-style-name="P1" draw:layer="layout" svg:width="1.905cm" svg:height="1.016cm" svg:x="6.08cm" svg:y="11.287cm">
          <text:p text:style-name="P1">delay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12.43cm" svg:y="11.287cm">
          <text:p text:style-name="P1">panner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11.16cm" svg:y1="11.795cm" svg:x2="12.43cm" svg:y2="11.795cm">
          <text:p/>
        </draw:line>
        <draw:custom-shape draw:style-name="gr32" draw:text-style-name="P1" draw:layer="layout" svg:width="1.905cm" svg:height="1.016cm" svg:x="6.08cm" svg:y="13.827cm">
          <text:p text:style-name="P1">delay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12.43cm" svg:y="13.827cm">
          <text:p text:style-name="P1">panner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11.16cm" svg:y1="14.335cm" svg:x2="12.43cm" svg:y2="14.335cm">
          <text:p/>
        </draw:line>
        <draw:line draw:style-name="gr33" draw:text-style-name="P2" draw:layer="layout" svg:x1="14.335cm" svg:y1="11.795cm" svg:x2="16.621cm" svg:y2="11.795cm">
          <text:p/>
        </draw:line>
        <draw:line draw:style-name="gr37" draw:text-style-name="P2" draw:layer="layout" svg:x1="14.335cm" svg:y1="14.335cm" svg:x2="16.875cm" svg:y2="14.335cm">
          <text:p/>
        </draw:line>
        <draw:line draw:style-name="gr38" draw:text-style-name="P2" draw:layer="layout" svg:x1="16.875cm" svg:y1="14.335cm" svg:x2="16.875cm" svg:y2="12.049cm">
          <text:p/>
        </draw:line>
        <draw:line draw:style-name="gr33" draw:text-style-name="P2" draw:layer="layout" svg:x1="17.129cm" svg:y1="11.795cm" svg:x2="18.399cm" svg:y2="11.795cm">
          <text:p/>
        </draw:line>
        <draw:g>
          <draw:custom-shape draw:style-name="gr35" draw:text-style-name="P6" draw:layer="layout" svg:width="0.508cm" svg:height="0.508cm" svg:x="16.621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16.706cm" svg:y1="11.795cm" svg:x2="17.045cm" svg:y2="11.795cm">
            <text:p/>
          </draw:line>
          <draw:line draw:style-name="gr3" draw:text-style-name="P2" draw:layer="layout" svg:x1="16.875cm" svg:y1="11.626cm" svg:x2="16.875cm" svg:y2="11.965cm">
            <text:p/>
          </draw:line>
        </draw:g>
        <draw:frame draw:style-name="gr8" draw:text-style-name="P3" draw:layer="layout" svg:width="2.026cm" svg:height="0.747cm" svg:x="18.532cm" svg:y="11.414cm">
          <draw:text-box>
            <text:p>Output</text:p>
          </draw:text-box>
        </draw:frame>
        <draw:custom-shape draw:style-name="gr9" draw:text-style-name="P4" draw:layer="layout" svg:width="0.254cm" svg:height="0.254cm" svg:x="15.478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254cm" svg:height="0.254cm" svg:x="15.478cm" svg:y="14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5.605cm" svg:y1="14.335cm" svg:x2="15.605cm" svg:y2="13.446cm">
          <text:p/>
        </draw:line>
        <draw:line draw:style-name="gr33" draw:text-style-name="P2" draw:layer="layout" svg:x1="4.81cm" svg:y1="14.335cm" svg:x2="6.08cm" svg:y2="14.335cm">
          <text:p/>
        </draw:line>
        <draw:line draw:style-name="gr33" draw:text-style-name="P2" draw:layer="layout" svg:x1="5.064cm" svg:y1="11.795cm" svg:x2="6.08cm" svg:y2="11.795cm">
          <text:p/>
        </draw:line>
        <draw:line draw:style-name="gr39" draw:text-style-name="P2" draw:layer="layout" svg:x1="4.81cm" svg:y1="12.049cm" svg:x2="4.81cm" svg:y2="12.684cm">
          <text:p/>
        </draw:line>
        <draw:line draw:style-name="gr3" draw:text-style-name="P2" draw:layer="layout" svg:x1="4.81cm" svg:y1="13.446cm" svg:x2="4.81cm" svg:y2="14.335cm">
          <text:p/>
        </draw:line>
        <draw:line draw:style-name="gr3" draw:text-style-name="P2" draw:layer="layout" svg:x1="4.81cm" svg:y1="13.446cm" svg:x2="15.605cm" svg:y2="12.684cm">
          <text:p/>
        </draw:line>
        <draw:line draw:style-name="gr3" draw:text-style-name="P2" draw:layer="layout" svg:x1="4.81cm" svg:y1="12.684cm" svg:x2="15.605cm" svg:y2="13.446cm">
          <text:p/>
        </draw:line>
        <draw:frame draw:style-name="gr8" draw:text-style-name="P3" draw:layer="layout" svg:width="2.026cm" svg:height="0.747cm" svg:x="12.309cm" svg:y="10.525cm">
          <draw:text-box>
            <text:p>pan: 1</text:p>
          </draw:text-box>
        </draw:frame>
        <draw:frame draw:style-name="gr40" draw:text-style-name="P3" draw:layer="layout" svg:width="3.683cm" svg:height="0.747cm" svg:x="12.303cm" svg:y="14.858cm">
          <draw:text-box>
            <text:p>pan: -1</text:p>
          </draw:text-box>
        </draw:frame>
        <draw:g>
          <draw:custom-shape draw:style-name="gr35" draw:text-style-name="P6" draw:layer="layout" svg:width="0.508cm" svg:height="0.508cm" svg:x="4.556cm" svg:y="11.5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4.641cm" svg:y1="11.795cm" svg:x2="4.98cm" svg:y2="11.795cm">
            <text:p/>
          </draw:line>
          <draw:line draw:style-name="gr3" draw:text-style-name="P2" draw:layer="layout" svg:x1="4.81cm" svg:y1="11.626cm" svg:x2="4.81cm" svg:y2="11.965cm">
            <text:p/>
          </draw:line>
        </draw:g>
        <draw:custom-shape draw:style-name="gr32" draw:text-style-name="P1" draw:layer="layout" svg:width="1.905cm" svg:height="1.016cm" svg:x="9.255cm" svg:y="11.287cm">
          <text:p text:style-name="P1">gain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7.985cm" svg:y1="11.795cm" svg:x2="9.255cm" svg:y2="11.795cm">
          <text:p/>
        </draw:line>
        <draw:custom-shape draw:style-name="gr32" draw:text-style-name="P1" draw:layer="layout" svg:width="1.905cm" svg:height="1.016cm" svg:x="9.255cm" svg:y="13.827cm">
          <text:p text:style-name="P1">gain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7.985cm" svg:y1="14.335cm" svg:x2="9.255cm" svg:y2="14.335cm">
          <text:p/>
        </draw:line>
        <draw:line draw:style-name="gr33" draw:text-style-name="P2" draw:layer="layout" svg:x1="2.27cm" svg:y1="11.795cm" svg:x2="4.556cm" svg:y2="11.795cm">
          <text:p/>
        </draw:line>
        <draw:custom-shape draw:style-name="gr9" draw:text-style-name="P4" draw:layer="layout" svg:width="0.254cm" svg:height="0.254cm" svg:x="3.159cm" svg:y="11.6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286cm" svg:y1="10.144cm" svg:x2="3.286cm" svg:y2="11.795cm">
          <text:p/>
        </draw:line>
        <draw:line draw:style-name="gr3" draw:text-style-name="P2" draw:layer="layout" svg:x1="3.286cm" svg:y1="10.144cm" svg:x2="16.875cm" svg:y2="10.144cm">
          <text:p/>
        </draw:line>
        <draw:line draw:style-name="gr33" draw:text-style-name="P2" draw:layer="layout" svg:x1="16.875cm" svg:y1="10.144cm" svg:x2="16.875cm" svg:y2="11.541cm">
          <text:p/>
        </draw:line>
      </draw:page>
      <draw:page draw:name="page7" draw:style-name="dp1" draw:master-page-name="Default">
        <draw:frame draw:style-name="gr22" draw:text-style-name="P3" draw:layer="layout" svg:width="2.534cm" svg:height="0.747cm" svg:x="0.238cm" svg:y="0.253cm">
          <draw:text-box>
            <text:p>Freeverb</text:p>
          </draw:text-box>
        </draw:frame>
        <draw:custom-shape draw:style-name="gr1" draw:text-style-name="P1" draw:layer="layout" svg:width="3.302cm" svg:height="2.286cm" svg:x="1.127cm" svg:y="3.921cm">
          <text:p text:style-name="P1">in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2.286cm" svg:x="10.525cm" svg:y="1.889cm">
          <text:p text:style-name="P1">Freever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2.286cm" svg:x="10.525cm" svg:y="5.699cm">
          <text:p text:style-name="P1">Freever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3.302cm" svg:height="2.286cm" svg:x="5.826cm" svg:y="3.921cm">
          <text:p text:style-name="P1">splitt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2" draw:layer="layout" svg:x1="9.763cm" svg:y1="3.032cm" svg:x2="9.763cm" svg:y2="4.429cm">
          <text:p/>
        </draw:line>
        <draw:line draw:style-name="gr3" draw:text-style-name="P2" draw:layer="layout" svg:x1="9.763cm" svg:y1="4.429cm" svg:x2="9.128cm" svg:y2="4.429cm">
          <text:p/>
        </draw:line>
        <draw:line draw:style-name="gr3" draw:text-style-name="P2" draw:layer="layout" svg:x1="9.763cm" svg:y1="5.699cm" svg:x2="9.763cm" svg:y2="6.842cm">
          <text:p/>
        </draw:line>
        <draw:line draw:style-name="gr3" draw:text-style-name="P2" draw:layer="layout" svg:x1="9.763cm" svg:y1="5.699cm" svg:x2="9.128cm" svg:y2="5.699cm">
          <text:p/>
        </draw:line>
        <draw:frame draw:style-name="gr13" draw:text-style-name="P3" draw:layer="layout" svg:width="1.518cm" svg:height="0.747cm" svg:x="8.372cm" svg:y="2.158cm">
          <draw:text-box>
            <text:p>Left</text:p>
          </draw:text-box>
        </draw:frame>
        <draw:frame draw:style-name="gr16" draw:text-style-name="P3" draw:layer="layout" svg:width="1.772cm" svg:height="0.747cm" svg:x="8.499cm" svg:y="6.969cm">
          <draw:text-box>
            <text:p>Right</text:p>
          </draw:text-box>
        </draw:frame>
        <draw:custom-shape draw:style-name="gr1" draw:text-style-name="P1" draw:layer="layout" svg:width="3.302cm" svg:height="2.286cm" svg:x="15.224cm" svg:y="3.921cm">
          <text:p text:style-name="P1">merg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2" draw:layer="layout" svg:x1="13.827cm" svg:y1="3.032cm" svg:x2="14.462cm" svg:y2="3.032cm">
          <text:p/>
        </draw:line>
        <draw:line draw:style-name="gr41" draw:text-style-name="P2" draw:layer="layout" svg:x1="13.827cm" svg:y1="6.842cm" svg:x2="14.462cm" svg:y2="6.842cm">
          <text:p/>
        </draw:line>
        <draw:line draw:style-name="gr3" draw:text-style-name="P2" draw:layer="layout" svg:x1="14.462cm" svg:y1="3.032cm" svg:x2="14.462cm" svg:y2="4.429cm">
          <text:p/>
        </draw:line>
        <draw:line draw:style-name="gr3" draw:text-style-name="P2" draw:layer="layout" svg:x1="14.462cm" svg:y1="5.699cm" svg:x2="14.462cm" svg:y2="6.842cm">
          <text:p/>
        </draw:line>
        <draw:custom-shape draw:style-name="gr1" draw:text-style-name="P1" draw:layer="layout" svg:width="3.302cm" svg:height="2.286cm" svg:x="19.923cm" svg:y="3.921cm">
          <text:p text:style-name="P1">destination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4.81cm" svg:y="10.017cm">
          <text:p text:style-name="P1">LBCF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4.81cm" svg:y="11.287cm">
          <text:p text:style-name="P1">LBCF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715cm" svg:y1="10.525cm" svg:x2="8.366cm" svg:y2="14.97cm">
          <text:p/>
        </draw:line>
        <draw:line draw:style-name="gr3" draw:text-style-name="P2" draw:layer="layout" svg:x1="6.715cm" svg:y1="11.795cm" svg:x2="8.366cm" svg:y2="14.97cm">
          <text:p/>
        </draw:line>
        <draw:line draw:style-name="gr3" draw:text-style-name="P2" draw:layer="layout" svg:x1="6.715cm" svg:y1="13.065cm" svg:x2="8.366cm" svg:y2="14.97cm">
          <text:p/>
        </draw:line>
        <draw:line draw:style-name="gr3" draw:text-style-name="P2" draw:layer="layout" svg:x1="6.715cm" svg:y1="14.335cm" svg:x2="8.366cm" svg:y2="14.97cm">
          <text:p/>
        </draw:line>
        <draw:line draw:style-name="gr3" draw:text-style-name="P2" draw:layer="layout" svg:x1="6.715cm" svg:y1="15.605cm" svg:x2="8.366cm" svg:y2="14.97cm">
          <text:p/>
        </draw:line>
        <draw:line draw:style-name="gr3" draw:text-style-name="P2" draw:layer="layout" svg:x1="6.715cm" svg:y1="16.875cm" svg:x2="8.366cm" svg:y2="14.97cm">
          <text:p/>
        </draw:line>
        <draw:line draw:style-name="gr3" draw:text-style-name="P2" draw:layer="layout" svg:x1="6.715cm" svg:y1="18.145cm" svg:x2="8.366cm" svg:y2="14.97cm">
          <text:p/>
        </draw:line>
        <draw:line draw:style-name="gr3" draw:text-style-name="P2" draw:layer="layout" svg:x1="6.715cm" svg:y1="19.415cm" svg:x2="8.366cm" svg:y2="14.97cm">
          <text:p/>
        </draw:line>
        <draw:g>
          <draw:custom-shape draw:style-name="gr35" draw:text-style-name="P6" draw:layer="layout" svg:width="0.508cm" svg:height="0.508cm" svg:x="8.112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8.197cm" svg:y1="14.97cm" svg:x2="8.536cm" svg:y2="14.97cm">
            <text:p/>
          </draw:line>
          <draw:line draw:style-name="gr3" draw:text-style-name="P2" draw:layer="layout" svg:x1="8.366cm" svg:y1="14.801cm" svg:x2="8.366cm" svg:y2="15.14cm">
            <text:p/>
          </draw:line>
        </draw:g>
        <draw:custom-shape draw:style-name="gr32" draw:text-style-name="P1" draw:layer="layout" svg:width="1.905cm" svg:height="1.016cm" svg:x="9.509cm" svg:y="14.462cm">
          <text:p text:style-name="P1">Allpass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12.303cm" svg:y="14.462cm">
          <text:p text:style-name="P1">Allpass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15.097cm" svg:y="14.462cm">
          <text:p text:style-name="P1">Allpass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17.891cm" svg:y="14.462cm">
          <text:p text:style-name="P1">Allpas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741cm" svg:y1="10.525cm" svg:x2="3.741cm" svg:y2="19.415cm">
          <text:p/>
        </draw:line>
        <draw:line draw:style-name="gr38" draw:text-style-name="P2" draw:layer="layout" svg:x1="3.741cm" svg:y1="10.525cm" svg:x2="4.81cm" svg:y2="10.525cm">
          <text:p/>
        </draw:line>
        <draw:custom-shape draw:style-name="gr9" draw:text-style-name="P4" draw:layer="layout" svg:width="0.127cm" svg:height="0.127cm" svg:x="3.686cm" svg:y="11.7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27cm" svg:height="0.127cm" svg:x="3.682cm" svg:y="12.9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27cm" svg:height="0.127cm" svg:x="3.687cm" svg:y="14.2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27cm" svg:height="0.127cm" svg:x="3.673cm" svg:y="15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27cm" svg:height="0.127cm" svg:x="3.687cm" svg:y="16.8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127cm" svg:height="0.127cm" svg:x="3.667cm" svg:y="14.9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2" draw:text-style-name="P2" draw:layer="layout" svg:x1="2.905cm" svg:y1="14.97cm" svg:x2="3.667cm" svg:y2="14.97cm">
          <text:p/>
        </draw:line>
        <draw:frame draw:style-name="gr16" draw:text-style-name="P3" draw:layer="layout" svg:width="1.772cm" svg:height="0.747cm" svg:x="1.254cm" svg:y="14.589cm">
          <draw:text-box>
            <text:p>Input</text:p>
          </draw:text-box>
        </draw:frame>
        <draw:frame draw:style-name="gr8" draw:text-style-name="P3" draw:layer="layout" svg:width="2.026cm" svg:height="0.747cm" svg:x="20.564cm" svg:y="14.589cm">
          <draw:text-box>
            <text:p>Output</text:p>
          </draw:text-box>
        </draw:frame>
        <draw:custom-shape draw:style-name="gr32" draw:text-style-name="P1" draw:layer="layout" svg:width="1.905cm" svg:height="1.016cm" svg:x="4.81cm" svg:y="12.557cm">
          <text:p text:style-name="P1">LBCF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4.81cm" svg:y="13.827cm">
          <text:p text:style-name="P1">LBCF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4.81cm" svg:y="15.097cm">
          <text:p text:style-name="P1">LBCF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4.81cm" svg:y="16.367cm">
          <text:p text:style-name="P1">LBCF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4.81cm" svg:y="17.637cm">
          <text:p text:style-name="P1">LBCF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4.81cm" svg:y="18.907cm">
          <text:p text:style-name="P1">LBCF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127cm" svg:height="0.127cm" svg:x="3.687cm" svg:y="18.07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2" draw:layer="layout" svg:x1="8.62cm" svg:y1="14.97cm" svg:x2="9.509cm" svg:y2="14.97cm">
          <text:p/>
        </draw:line>
        <draw:line draw:style-name="gr38" draw:text-style-name="P2" draw:layer="layout" svg:x1="11.414cm" svg:y1="14.97cm" svg:x2="12.303cm" svg:y2="14.97cm">
          <text:p/>
        </draw:line>
        <draw:line draw:style-name="gr38" draw:text-style-name="P2" draw:layer="layout" svg:x1="14.208cm" svg:y1="14.97cm" svg:x2="15.097cm" svg:y2="14.97cm">
          <text:p/>
        </draw:line>
        <draw:line draw:style-name="gr38" draw:text-style-name="P2" draw:layer="layout" svg:x1="17.002cm" svg:y1="14.97cm" svg:x2="17.891cm" svg:y2="14.97cm">
          <text:p/>
        </draw:line>
        <draw:line draw:style-name="gr38" draw:text-style-name="P2" draw:layer="layout" svg:x1="19.796cm" svg:y1="14.97cm" svg:x2="20.685cm" svg:y2="14.97cm">
          <text:p/>
        </draw:line>
        <draw:line draw:style-name="gr38" draw:text-style-name="P2" draw:layer="layout" svg:x1="18.526cm" svg:y1="5.064cm" svg:x2="19.923cm" svg:y2="5.064cm">
          <text:p/>
        </draw:line>
        <draw:line draw:style-name="gr38" draw:text-style-name="P2" draw:layer="layout" svg:x1="4.429cm" svg:y1="5.064cm" svg:x2="5.826cm" svg:y2="5.064cm">
          <text:p/>
        </draw:line>
        <draw:line draw:style-name="gr38" draw:text-style-name="P2" draw:layer="layout" svg:x1="9.763cm" svg:y1="3.032cm" svg:x2="10.525cm" svg:y2="3.032cm">
          <text:p/>
        </draw:line>
        <draw:line draw:style-name="gr38" draw:text-style-name="P2" draw:layer="layout" svg:x1="9.763cm" svg:y1="6.842cm" svg:x2="10.525cm" svg:y2="6.842cm">
          <text:p/>
        </draw:line>
        <draw:line draw:style-name="gr38" draw:text-style-name="P2" draw:layer="layout" svg:x1="14.462cm" svg:y1="5.699cm" svg:x2="15.224cm" svg:y2="5.699cm">
          <text:p/>
        </draw:line>
        <draw:line draw:style-name="gr38" draw:text-style-name="P2" draw:layer="layout" svg:x1="14.462cm" svg:y1="4.429cm" svg:x2="15.224cm" svg:y2="4.429cm">
          <text:p/>
        </draw:line>
        <draw:line draw:style-name="gr38" draw:text-style-name="P2" draw:layer="layout" svg:x1="3.794cm" svg:y1="11.795cm" svg:x2="4.81cm" svg:y2="11.795cm">
          <text:p/>
        </draw:line>
        <draw:line draw:style-name="gr38" draw:text-style-name="P2" draw:layer="layout" svg:x1="3.794cm" svg:y1="13.065cm" svg:x2="4.81cm" svg:y2="13.065cm">
          <text:p/>
        </draw:line>
        <draw:line draw:style-name="gr38" draw:text-style-name="P2" draw:layer="layout" svg:x1="3.794cm" svg:y1="14.335cm" svg:x2="4.81cm" svg:y2="14.335cm">
          <text:p/>
        </draw:line>
        <draw:line draw:style-name="gr38" draw:text-style-name="P2" draw:layer="layout" svg:x1="3.794cm" svg:y1="15.605cm" svg:x2="4.81cm" svg:y2="15.605cm">
          <text:p/>
        </draw:line>
        <draw:line draw:style-name="gr38" draw:text-style-name="P2" draw:layer="layout" svg:x1="3.794cm" svg:y1="16.875cm" svg:x2="4.81cm" svg:y2="16.875cm">
          <text:p/>
        </draw:line>
        <draw:line draw:style-name="gr38" draw:text-style-name="P2" draw:layer="layout" svg:x1="3.794cm" svg:y1="18.145cm" svg:x2="4.81cm" svg:y2="18.145cm">
          <text:p/>
        </draw:line>
        <draw:line draw:style-name="gr38" draw:text-style-name="P2" draw:layer="layout" svg:x1="3.741cm" svg:y1="19.415cm" svg:x2="4.81cm" svg:y2="19.415cm">
          <text:p/>
        </draw:line>
      </draw:page>
      <draw:page draw:name="page8" draw:style-name="dp1" draw:master-page-name="Default">
        <draw:line draw:style-name="gr33" draw:text-style-name="P2" draw:layer="layout" svg:x1="3.921cm" svg:y1="3.54cm" svg:x2="15.605cm" svg:y2="3.54cm">
          <text:p/>
        </draw:line>
        <draw:custom-shape draw:style-name="gr32" draw:text-style-name="P1" draw:layer="layout" svg:width="1.905cm" svg:height="1.016cm" svg:x="11.541cm" svg:y="4.048cm">
          <text:p text:style-name="P1">delay</text:p>
          <draw:enhanced-geometry svg:viewBox="0 0 21600 21600" draw:type="rectangle" draw:enhanced-path="M 0 0 L 21600 0 21600 21600 0 21600 0 0 Z N"/>
        </draw:custom-shape>
        <draw:frame draw:style-name="gr36" draw:text-style-name="P3" draw:layer="layout" svg:width="4.312cm" svg:height="0.747cm" svg:x="0.371cm" svg:y="0.365cm">
          <draw:text-box>
            <text:p>Freeverb page 2</text:p>
          </draw:text-box>
        </draw:frame>
        <draw:custom-shape draw:style-name="gr32" draw:text-style-name="P1" draw:layer="layout" svg:width="1.905cm" svg:height="1.016cm" svg:x="8.366cm" svg:y="4.048cm">
          <text:p text:style-name="P1">lowpass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5.191cm" svg:y="4.048cm">
          <text:p text:style-name="P1">gain</text:p>
          <draw:enhanced-geometry svg:viewBox="0 0 21600 21600" draw:type="rectangle" draw:enhanced-path="M 0 0 L 21600 0 21600 21600 0 21600 0 0 Z N"/>
        </draw:custom-shape>
        <draw:g>
          <draw:custom-shape draw:style-name="gr35" draw:text-style-name="P6" draw:layer="layout" svg:width="0.508cm" svg:height="0.508cm" svg:x="4.429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4.514cm" svg:y1="3.54cm" svg:x2="4.853cm" svg:y2="3.54cm">
            <text:p/>
          </draw:line>
          <draw:line draw:style-name="gr3" draw:text-style-name="P2" draw:layer="layout" svg:x1="4.683cm" svg:y1="3.371cm" svg:x2="4.683cm" svg:y2="3.71cm">
            <text:p/>
          </draw:line>
        </draw:g>
        <draw:line draw:style-name="gr3" draw:text-style-name="P2" draw:layer="layout" svg:x1="5.191cm" svg:y1="4.556cm" svg:x2="4.683cm" svg:y2="4.556cm">
          <text:p/>
        </draw:line>
        <draw:line draw:style-name="gr43" draw:text-style-name="P2" draw:layer="layout" svg:x1="4.683cm" svg:y1="3.794cm" svg:x2="4.683cm" svg:y2="4.556cm">
          <text:p/>
        </draw:line>
        <draw:line draw:style-name="gr3" draw:text-style-name="P2" draw:layer="layout" svg:x1="14.335cm" svg:y1="4.556cm" svg:x2="14.335cm" svg:y2="3.54cm">
          <text:p/>
        </draw:line>
        <draw:custom-shape draw:style-name="gr9" draw:text-style-name="P4" draw:layer="layout" svg:width="0.127cm" svg:height="0.127cm" svg:x="14.278cm" svg:y="3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1.772cm" svg:height="0.747cm" svg:x="2.276cm" svg:y="3.174cm">
          <draw:text-box>
            <text:p>Input</text:p>
          </draw:text-box>
        </draw:frame>
        <draw:frame draw:style-name="gr8" draw:text-style-name="P3" draw:layer="layout" svg:width="2.026cm" svg:height="0.747cm" svg:x="15.478cm" svg:y="3.159cm">
          <draw:text-box>
            <text:p>Output</text:p>
          </draw:text-box>
        </draw:frame>
        <draw:line draw:style-name="gr43" draw:text-style-name="P2" draw:layer="layout" svg:x1="7.096cm" svg:y1="4.556cm" svg:x2="8.366cm" svg:y2="4.556cm">
          <text:p/>
        </draw:line>
        <draw:line draw:style-name="gr43" draw:text-style-name="P2" draw:layer="layout" svg:x1="10.271cm" svg:y1="4.556cm" svg:x2="11.541cm" svg:y2="4.556cm">
          <text:p/>
        </draw:line>
        <draw:line draw:style-name="gr43" draw:text-style-name="P2" draw:layer="layout" svg:x1="13.446cm" svg:y1="4.556cm" svg:x2="14.335cm" svg:y2="4.556cm">
          <text:p/>
        </draw:line>
        <draw:custom-shape draw:style-name="gr32" draw:text-style-name="P1" draw:layer="layout" svg:width="1.905cm" svg:height="1.016cm" svg:x="5.191cm" svg:y="8.747cm">
          <text:p text:style-name="P1">delay</text:p>
          <draw:enhanced-geometry svg:viewBox="0 0 21600 21600" draw:type="rectangle" draw:enhanced-path="M 0 0 L 21600 0 21600 21600 0 21600 0 0 Z N"/>
        </draw:custom-shape>
        <draw:custom-shape draw:style-name="gr32" draw:text-style-name="P1" draw:layer="layout" svg:width="1.905cm" svg:height="1.016cm" svg:x="5.197cm" svg:y="10.017cm">
          <text:p text:style-name="P1">gain</text:p>
          <draw:enhanced-geometry svg:viewBox="0 0 21600 21600" draw:type="rectangle" draw:enhanced-path="M 0 0 L 21600 0 21600 21600 0 21600 0 0 Z N"/>
        </draw:custom-shape>
        <draw:frame draw:style-name="gr16" draw:text-style-name="P3" draw:layer="layout" svg:width="1.772cm" svg:height="0.747cm" svg:x="1.127cm" svg:y="8.889cm">
          <draw:text-box>
            <text:p>Input</text:p>
          </draw:text-box>
        </draw:frame>
        <draw:frame draw:style-name="gr8" draw:text-style-name="P3" draw:layer="layout" svg:width="2.026cm" svg:height="0.747cm" svg:x="9.388cm" svg:y="8.889cm">
          <draw:text-box>
            <text:p>Output</text:p>
          </draw:text-box>
        </draw:frame>
        <draw:line draw:style-name="gr33" draw:text-style-name="P2" draw:layer="layout" svg:x1="2.778cm" svg:y1="9.255cm" svg:x2="5.191cm" svg:y2="9.255cm">
          <text:p/>
        </draw:line>
        <draw:g>
          <draw:custom-shape draw:style-name="gr35" draw:text-style-name="P6" draw:layer="layout" svg:width="0.508cm" svg:height="0.508cm" svg:x="3.921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4.006cm" svg:y1="9.255cm" svg:x2="4.345cm" svg:y2="9.255cm">
            <text:p/>
          </draw:line>
          <draw:line draw:style-name="gr3" draw:text-style-name="P2" draw:layer="layout" svg:x1="4.175cm" svg:y1="9.086cm" svg:x2="4.175cm" svg:y2="9.425cm">
            <text:p/>
          </draw:line>
        </draw:g>
        <draw:custom-shape draw:style-name="gr32" draw:text-style-name="P1" draw:layer="layout" svg:width="1.905cm" svg:height="1.016cm" svg:x="5.197cm" svg:y="7.477cm">
          <text:p text:style-name="P1">gain</text:p>
          <draw:enhanced-geometry svg:viewBox="0 0 21600 21600" draw:type="rectangle" draw:enhanced-path="M 0 0 L 21600 0 21600 21600 0 21600 0 0 Z N"/>
        </draw:custom-shape>
        <draw:line draw:style-name="gr33" draw:text-style-name="P2" draw:layer="layout" svg:x1="7.102cm" svg:y1="9.255cm" svg:x2="9.509cm" svg:y2="9.255cm">
          <text:p/>
        </draw:line>
        <draw:line draw:style-name="gr33" draw:text-style-name="P2" draw:layer="layout" svg:x1="4.181cm" svg:y1="10.525cm" svg:x2="4.181cm" svg:y2="9.509cm">
          <text:p/>
        </draw:line>
        <draw:line draw:style-name="gr3" draw:text-style-name="P2" draw:layer="layout" svg:x1="4.181cm" svg:y1="10.525cm" svg:x2="5.197cm" svg:y2="10.525cm">
          <text:p/>
        </draw:line>
        <draw:line draw:style-name="gr33" draw:text-style-name="P2" draw:layer="layout" svg:x1="3.286cm" svg:y1="7.985cm" svg:x2="5.197cm" svg:y2="7.985cm">
          <text:p/>
        </draw:line>
        <draw:line draw:style-name="gr3" draw:text-style-name="P2" draw:layer="layout" svg:x1="3.286cm" svg:y1="7.985cm" svg:x2="3.286cm" svg:y2="9.255cm">
          <text:p/>
        </draw:line>
        <draw:custom-shape draw:style-name="gr9" draw:text-style-name="P4" draw:layer="layout" svg:width="0.127cm" svg:height="0.127cm" svg:x="3.226cm" svg:y="9.1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5" draw:text-style-name="P6" draw:layer="layout" svg:width="0.508cm" svg:height="0.508cm" svg:x="7.477cm" svg:y="9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2" draw:layer="layout" svg:x1="7.562cm" svg:y1="9.255cm" svg:x2="7.901cm" svg:y2="9.255cm">
            <text:p/>
          </draw:line>
          <draw:line draw:style-name="gr3" draw:text-style-name="P2" draw:layer="layout" svg:x1="7.731cm" svg:y1="9.086cm" svg:x2="7.731cm" svg:y2="9.425cm">
            <text:p/>
          </draw:line>
        </draw:g>
        <draw:custom-shape draw:style-name="gr9" draw:text-style-name="P4" draw:layer="layout" svg:width="0.127cm" svg:height="0.127cm" svg:x="8.423cm" svg:y="9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8.493cm" svg:y1="9.255cm" svg:x2="8.493cm" svg:y2="10.525cm">
          <text:p/>
        </draw:line>
        <draw:line draw:style-name="gr33" draw:text-style-name="P2" draw:layer="layout" svg:x1="8.487cm" svg:y1="10.525cm" svg:x2="7.096cm" svg:y2="10.525cm">
          <text:p/>
        </draw:line>
        <draw:line draw:style-name="gr33" draw:text-style-name="P2" draw:layer="layout" svg:x1="7.725cm" svg:y1="7.985cm" svg:x2="7.731cm" svg:y2="9.001cm">
          <text:p/>
        </draw:line>
        <draw:line draw:style-name="gr3" draw:text-style-name="P2" draw:layer="layout" svg:x1="7.096cm" svg:y1="7.985cm" svg:x2="7.731cm" svg:y2="7.98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229cm" draw:marker-start-center="false" draw:marker-end-width="0.229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Mono" fo:font-family="'DejaVu Sans Mono'" style:font-style-name="Book" style:font-family-generic="modern" style:font-pitch="fixed" fo:font-size="12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09:52:40.502189803</meta:creation-date>
    <meta:editing-duration>PT20H17M29S</meta:editing-duration>
    <meta:editing-cycles>139</meta:editing-cycles>
    <meta:generator>LibreOffice/6.0.6.2$Linux_X86_64 LibreOffice_project/00$Build-2</meta:generator>
    <dc:title>A4_Landscape</dc:title>
    <dc:date>2018-10-18T14:40:15.914899540</dc:date>
    <meta:document-statistic meta:object-count="309"/>
    <meta:template xlink:type="simple" xlink:actuate="onRequest" xlink:title="A4_Landscape" xlink:href="../../../../Templates/A4_Landscape.otg" meta:date="2018-10-11T09:52:40.086066841"/>
  </office:meta>
</office:document-meta>
</file>